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2.2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2.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3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3.4cm"/>
    </style:style>
    <style:style style:name="gr7" style:family="graphic" style:parent-style-name="objectwithoutfill">
      <style:graphic-properties draw:marker-end="Arrow" draw:marker-end-width="0.15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  <style:text-properties fo:font-size="7pt"/>
    </style:style>
    <style:style style:name="P5" style:family="paragraph">
      <loext:graphic-properties draw:fill="none" draw:fill-color="#ffffff"/>
      <style:paragraph-properties fo:text-align="center"/>
      <style:text-properties fo:font-size="7pt" style:font-size-asian="9pt" style:font-size-complex="9pt"/>
    </style:style>
    <style:style style:name="T1" style:family="text">
      <style:text-properties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cm" svg:height="0.5cm" svg:x="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8§display§A_1 \rightarrow A_2 \rightarrow ... \rightarrow A_N§svg§600§FALSE§</svg:desc>
          <draw:polygon draw:style-name="gr2" draw:text-style-name="P2" draw:layer="layout" svg:width="2.623cm" svg:height="0.233cm" svg:x="1.064cm" svg:y="2.545cm" svg:viewBox="0 0 2624 234" draw:points="1312,234 0,234 0,0 2624,0 2624,234">
            <text:p/>
          </draw:polygon>
          <draw:path draw:style-name="gr3" draw:text-style-name="P3" draw:layer="layout" svg:width="0.193cm" svg:height="0.201cm" svg:x="1.074cm" svg:y="2.535cm" svg:viewBox="0 0 194 202" svg:d="M41 170c-11 19-23 23-35 24-4 0-6 0-6 5 0 2 2 3 4 3 7 0 16 0 24 0 10 0 19 0 28 0 2 0 6 0 6-5 0-3-3-3-5-3-7-1-13-4-13-11 0-3 2-6 4-10l21-36h71c1 6 5 45 5 47 0 9-15 10-21 10-4 0-6 0-6 5 0 3 3 3 4 3 11 0 23 0 35 0 7 0 25 0 32 0 1 0 5 0 5-5 0-3-3-3-7-3-17 0-17-3-18-11l-17-177c-1-5-1-6-6-6-4 0-5 2-7 5zM74 128l56-93 9 93z">
            <text:p/>
          </draw:path>
          <draw:path draw:style-name="gr3" draw:text-style-name="P3" draw:layer="layout" svg:width="0.072cm" svg:height="0.13cm" svg:x="1.295cm" svg:y="2.648cm" svg:viewBox="0 0 73 131" svg:d="M45 6c0-6 0-6-6-6-13 13-31 13-39 13v7c5 0 18 0 29-6v101c0 7 0 9-20 9h-7v7c3 0 28-1 35-1 6 0 31 1 36 1v-7h-8c-20 0-20-2-20-9z">
            <text:p/>
          </draw:path>
          <draw:path draw:style-name="gr3" draw:text-style-name="P3" draw:layer="layout" svg:width="0.249cm" svg:height="0.146cm" svg:x="1.494cm" svg:y="2.593cm" svg:viewBox="0 0 250 147" svg:d="M220 79c-16 12-23 24-26 27-12 20-15 38-15 38 0 3 3 3 6 3 5 0 5 0 6-5 7-28 23-52 55-64 4-2 4-2 4-4s-1-3-2-4c-12-4-46-18-57-66-1-3-1-4-6-4-3 0-6 0-6 3 0 1 3 19 15 38 5 8 14 18 26 27h-210c-5 0-10 0-10 6 0 5 5 5 10 5z">
            <text:p/>
          </draw:path>
          <draw:path draw:style-name="gr3" draw:text-style-name="P3" draw:layer="layout" svg:width="0.193cm" svg:height="0.201cm" svg:x="1.846cm" svg:y="2.535cm" svg:viewBox="0 0 194 202" svg:d="M41 170c-11 19-23 23-35 24-4 0-6 0-6 5 0 2 2 3 4 3 7 0 16 0 24 0 10 0 19 0 28 0 2 0 6 0 6-5 0-3-3-3-5-3-7-1-13-4-13-11 0-3 2-6 4-10l21-36h71c1 6 5 45 5 47 0 9-15 10-21 10-4 0-6 0-6 5 0 3 3 3 4 3 11 0 23 0 35 0 7 0 25 0 32 0 1 0 5 0 5-5 0-3-3-3-7-3-17 0-17-3-18-11l-17-177c-1-5-1-6-6-6-4 0-5 2-7 5zM74 128l56-93 9 93z">
            <text:p/>
          </draw:path>
          <draw:path draw:style-name="gr3" draw:text-style-name="P3" draw:layer="layout" svg:width="0.087cm" svg:height="0.13cm" svg:x="2.059cm" svg:y="2.648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3" draw:text-style-name="P3" draw:layer="layout" svg:width="0.249cm" svg:height="0.146cm" svg:x="2.266cm" svg:y="2.593cm" svg:viewBox="0 0 250 147" svg:d="M220 79c-16 12-23 24-26 27-12 20-15 38-15 38 0 3 3 3 6 3 5 0 5 0 6-5 7-28 23-52 55-64 4-2 4-2 4-4s-1-3-2-4c-12-4-46-18-57-66-1-3-1-4-6-4-3 0-6 0-6 3 0 1 3 19 15 38 5 8 13 18 26 27h-210c-5 0-10 0-10 6 0 5 5 5 10 5z">
            <text:p/>
          </draw:path>
          <draw:path draw:style-name="gr3" draw:text-style-name="P3" draw:layer="layout" svg:width="0.029cm" svg:height="0.029cm" svg:x="2.634cm" svg:y="2.706cm" svg:viewBox="0 0 30 30" svg:d="M30 15c0-8-6-15-15-15-8 0-15 7-15 15 0 9 7 15 15 15 9 0 15-6 15-15z">
            <text:p/>
          </draw:path>
          <draw:path draw:style-name="gr3" draw:text-style-name="P3" draw:layer="layout" svg:width="0.029cm" svg:height="0.029cm" svg:x="2.711cm" svg:y="2.706cm" svg:viewBox="0 0 30 30" svg:d="M30 15c0-8-6-15-15-15-8 0-15 7-15 15 0 9 7 15 15 15 9 0 15-6 15-15z">
            <text:p/>
          </draw:path>
          <draw:path draw:style-name="gr3" draw:text-style-name="P3" draw:layer="layout" svg:width="0.029cm" svg:height="0.029cm" svg:x="2.789cm" svg:y="2.706cm" svg:viewBox="0 0 30 30" svg:d="M30 15c0-8-6-15-15-15-8 0-15 7-15 15 0 9 7 15 15 15 9 0 15-6 15-15z">
            <text:p/>
          </draw:path>
          <draw:path draw:style-name="gr3" draw:text-style-name="P3" draw:layer="layout" svg:width="0.249cm" svg:height="0.146cm" svg:x="2.936cm" svg:y="2.593cm" svg:viewBox="0 0 250 147" svg:d="M220 79c-16 12-23 24-26 27-12 20-15 38-15 38 0 3 3 3 6 3 5 0 5 0 6-5 7-28 23-52 55-64 4-2 4-2 4-4s-1-3-2-4c-12-4-46-18-57-66-1-3-1-4-6-4-3 0-6 0-6 3 0 1 3 19 15 38 5 8 13 18 26 27h-210c-5 0-10 0-10 6 0 5 5 5 10 5z">
            <text:p/>
          </draw:path>
          <draw:path draw:style-name="gr3" draw:text-style-name="P3" draw:layer="layout" svg:width="0.193cm" svg:height="0.201cm" svg:x="3.289cm" svg:y="2.535cm" svg:viewBox="0 0 194 202" svg:d="M41 170c-11 19-23 23-35 24-4 0-6 0-6 5 0 2 2 3 4 3 7 0 16 0 24 0 10 0 19 0 28 0 2 0 6 0 6-5 0-3-3-3-5-3-7-1-13-4-13-11 0-3 2-6 4-10l21-36h71c1 6 5 45 5 47 0 9-15 10-21 10-4 0-6 0-6 5 0 3 3 3 4 3 11 0 23 0 35 0 7 0 25 0 32 0 1 0 5 0 5-5 0-3-3-3-7-3-17 0-17-3-18-11l-17-177c-1-5-1-6-6-6-4 0-5 2-7 5zM74 128l56-93 9 93z">
            <text:p/>
          </draw:path>
          <draw:path draw:style-name="gr3" draw:text-style-name="P3" draw:layer="layout" svg:width="0.175cm" svg:height="0.134cm" svg:x="3.502cm" svg:y="2.644cm" svg:viewBox="0 0 176 135" svg:d="M151 22c3-8 5-15 21-15 1 0 4 0 4-5 0 0-1-2-3-2-7 0-14 1-20 1-5 0-16-1-21-1-2 0-4 0-4 4 0 3 2 3 4 3 10 0 13 3 13 8 0 2 0 3-1 5l-22 86-50-103c-2-3-2-3-6-3h-28c-4 0-6 0-6 4 0 3 2 3 6 3s9 0 13 1l-26 106c-2 8-6 13-21 14-2 0-4 0-4 4 0 2 2 3 3 3 7 0 14-1 20-1 5 0 17 1 22 1 1 0 4-1 4-4s-3-3-5-3c-13 0-13-6-13-8 0-1 0-2 1-5l26-101 57 118c2 3 3 3 5 3s2-1 4-4z">
            <text:p/>
          </draw:path>
        </draw:g>
        <draw:custom-shape draw:style-name="gr4" draw:text-style-name="P1" xml:id="id2" draw:id="id2" draw:layer="layout" svg:width="3.1cm" svg:height="0.5cm" svg:x="4.5cm" svg:y="2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F[A_1 \rightarrow A_2 \rightarrow ... \rightarrow A_N]§svg§600§FALSE§</svg:desc>
          <draw:polygon draw:style-name="gr2" draw:text-style-name="P2" draw:layer="layout" svg:width="3.013cm" svg:height="0.28cm" svg:x="4.564cm" svg:y="2.537cm" svg:viewBox="0 0 3014 281" draw:points="1507,281 0,281 0,0 3014,0 3014,281">
            <text:p/>
          </draw:polygon>
          <draw:path draw:style-name="gr3" draw:text-style-name="P3" draw:layer="layout" svg:width="0.2cm" svg:height="0.191cm" svg:x="4.574cm" svg:y="2.556cm" svg:viewBox="0 0 201 192" svg:d="M75 100h27c21 0 24 5 24 13 0 2 0 6-2 14-1 1-2 3-2 3 0 2 3 4 4 4 3 0 3-1 4-7l16-61c0-3 0-4 0-4 0-1 0-4-3-4-2 0-3 2-4 6-5 23-13 27-37 27h-25l18-71c3-10 3-11 15-11h38c34 0 41 9 41 31 0 6 0 7-1 15-1 3-1 4-1 5 0 2 1 3 4 3s3-1 3-6l7-49c1-8-1-8-8-8h-139c-5 0-8 0-8 6 0 3 3 3 8 3 10 0 18 0 18 5 0 1 0 1-1 7l-37 149c-4 11-4 13-26 13-5 0-8 0-8 6 0 3 3 3 4 3 9 0 30-1 38-1 9 0 32 1 41 1 3 0 7 0 7-5 0-3-2-3-2-4-1 0-2 0-8 0s-8 0-14 0c-9-1-10-2-10-6 0 0 0-2 2-6z">
            <text:p/>
          </draw:path>
          <draw:polygon draw:style-name="gr3" draw:text-style-name="P3" draw:layer="layout" svg:width="0.038cm" svg:height="0.281cm" svg:x="4.816cm" svg:y="2.536cm" svg:viewBox="0 0 39 282" draw:points="39,282 39,271 11,271 11,11 39,11 39,0 0,0 0,282">
            <text:p/>
          </draw:polygon>
          <draw:path draw:style-name="gr3" draw:text-style-name="P3" draw:layer="layout" svg:width="0.193cm" svg:height="0.202cm" svg:x="4.871cm" svg:y="2.546cm" svg:viewBox="0 0 194 203" svg:d="M41 170c-11 19-23 23-35 24-4 0-6 0-6 5 0 2 2 4 4 4 7 0 16-1 24-1 10 0 19 1 28 1 2 0 6 0 6-6 0-3-3-3-5-3-7-1-13-3-13-11 0-3 2-6 4-10l21-36h71c1 6 5 45 5 47 0 9-15 10-21 10-4 0-6 0-6 5 0 4 3 4 4 4 11 0 23-1 35-1 7 0 25 1 32 1 1 0 5 0 5-6 0-3-3-3-7-3-17 0-17-3-18-11l-17-177c-1-5-1-6-6-6-4 0-5 2-7 5zM74 128l56-93 9 93z">
            <text:p/>
          </draw:path>
          <draw:path draw:style-name="gr3" draw:text-style-name="P3" draw:layer="layout" svg:width="0.072cm" svg:height="0.13cm" svg:x="5.093cm" svg:y="2.659cm" svg:viewBox="0 0 73 131" svg:d="M45 6c0-6 0-6-6-6-13 13-31 13-39 13v7c5 0 18 0 29-6v101c0 7 0 9-20 9h-7v7c3 0 28 0 35 0 6 0 31 0 36 0v-7h-8c-20 0-20-2-20-9z">
            <text:p/>
          </draw:path>
          <draw:path draw:style-name="gr3" draw:text-style-name="P3" draw:layer="layout" svg:width="0.249cm" svg:height="0.146cm" svg:x="5.29cm" svg:y="2.603cm" svg:viewBox="0 0 250 147" svg:d="M220 79c-16 12-23 24-26 28-12 20-15 37-15 37 0 3 3 3 6 3 5 0 5 0 6-5 7-27 23-51 55-64 4-2 4-2 4-4s-1-3-2-3c-12-5-46-19-57-67-1-3-1-4-6-4-3 0-6 0-6 3 0 1 3 19 15 38 5 8 14 18 26 27h-210c-5 0-10 0-10 6 0 5 5 5 10 5z">
            <text:p/>
          </draw:path>
          <draw:path draw:style-name="gr3" draw:text-style-name="P3" draw:layer="layout" svg:width="0.193cm" svg:height="0.202cm" svg:x="5.643cm" svg:y="2.546cm" svg:viewBox="0 0 194 203" svg:d="M41 170c-11 19-23 23-35 24-4 0-6 0-6 5 0 2 2 4 4 4 7 0 16-1 24-1 10 0 19 1 28 1 2 0 6 0 6-6 0-3-3-3-5-3-7-1-13-3-13-11 0-3 2-6 4-10l21-36h71c1 6 5 45 5 47 0 9-15 10-21 10-4 0-6 0-6 5 0 4 3 4 4 4 11 0 23-1 35-1 7 0 25 1 32 1 1 0 5 0 5-6 0-3-3-3-7-3-17 0-17-3-18-11l-17-177c-1-5-1-6-6-6-4 0-5 2-7 5zM74 128l56-93 9 93z">
            <text:p/>
          </draw:path>
          <draw:path draw:style-name="gr3" draw:text-style-name="P3" draw:layer="layout" svg:width="0.087cm" svg:height="0.13cm" svg:x="5.856cm" svg:y="2.659cm" svg:viewBox="0 0 88 131" svg:d="M88 95h-7c0 5-3 16-5 19-2 1-17 1-20 1h-36c21-19 27-24 39-33 15-12 29-24 29-44 0-24-22-38-46-38-25 0-42 18-42 35 0 11 9 11 10 11 5 0 11-3 11-10 0-3-1-10-11-10 5-15 19-19 28-19 20 0 31 15 31 31 0 18-13 32-19 39l-48 47c-2 2-2 2-2 7h82z">
            <text:p/>
          </draw:path>
          <draw:path draw:style-name="gr3" draw:text-style-name="P3" draw:layer="layout" svg:width="0.249cm" svg:height="0.146cm" svg:x="6.063cm" svg:y="2.603cm" svg:viewBox="0 0 250 147" svg:d="M220 79c-16 12-23 24-26 28-12 20-15 37-15 37 0 3 3 3 6 3 5 0 5 0 6-5 7-27 23-51 55-64 4-2 4-2 4-4s-1-3-2-3c-12-5-46-19-57-67-1-3-1-4-6-4-3 0-6 0-6 3 0 1 3 19 15 38 5 8 14 18 26 27h-210c-5 0-10 0-10 6 0 5 5 5 10 5z">
            <text:p/>
          </draw:path>
          <draw:path draw:style-name="gr3" draw:text-style-name="P3" draw:layer="layout" svg:width="0.029cm" svg:height="0.029cm" svg:x="6.431cm" svg:y="2.717cm" svg:viewBox="0 0 30 30" svg:d="M30 15c0-8-6-15-15-15-8 0-15 7-15 15 0 9 7 15 15 15 9 0 15-6 15-15z">
            <text:p/>
          </draw:path>
          <draw:path draw:style-name="gr3" draw:text-style-name="P3" draw:layer="layout" svg:width="0.029cm" svg:height="0.029cm" svg:x="6.508cm" svg:y="2.717cm" svg:viewBox="0 0 30 30" svg:d="M30 15c0-8-6-15-15-15-8 0-15 7-15 15 0 9 7 15 15 15 9 0 15-6 15-15z">
            <text:p/>
          </draw:path>
          <draw:path draw:style-name="gr3" draw:text-style-name="P3" draw:layer="layout" svg:width="0.029cm" svg:height="0.029cm" svg:x="6.586cm" svg:y="2.717cm" svg:viewBox="0 0 30 30" svg:d="M30 15c0-8-6-15-15-15-8 0-15 7-15 15 0 9 7 15 15 15 9 0 15-6 15-15z">
            <text:p/>
          </draw:path>
          <draw:path draw:style-name="gr3" draw:text-style-name="P3" draw:layer="layout" svg:width="0.249cm" svg:height="0.146cm" svg:x="6.733cm" svg:y="2.603cm" svg:viewBox="0 0 250 147" svg:d="M220 79c-16 12-23 24-26 28-12 20-15 37-15 37 0 3 3 3 6 3 5 0 5 0 6-5 7-27 23-51 55-64 4-2 4-2 4-4s-1-3-2-3c-12-5-46-19-57-67-1-3-1-4-6-4-3 0-6 0-6 3 0 1 3 19 15 38 5 8 14 18 26 27h-210c-5 0-10 0-10 6 0 5 5 5 10 5z">
            <text:p/>
          </draw:path>
          <draw:path draw:style-name="gr3" draw:text-style-name="P3" draw:layer="layout" svg:width="0.193cm" svg:height="0.202cm" svg:x="7.086cm" svg:y="2.546cm" svg:viewBox="0 0 194 203" svg:d="M41 170c-11 19-23 23-35 24-4 0-6 0-6 5 0 2 2 4 4 4 7 0 16-1 24-1 10 0 19 1 28 1 2 0 6 0 6-6 0-3-3-3-5-3-7-1-13-3-13-11 0-3 2-6 4-10l21-36h71c1 6 5 45 5 47 0 9-15 10-21 10-4 0-6 0-6 5 0 4 3 4 4 4 11 0 23-1 35-1 7 0 25 1 32 1 1 0 5 0 5-6 0-3-3-3-7-3-17 0-17-3-18-11l-17-177c-1-5-1-6-6-6-4 0-5 2-7 5zM74 128l56-93 9 93z">
            <text:p/>
          </draw:path>
          <draw:path draw:style-name="gr3" draw:text-style-name="P3" draw:layer="layout" svg:width="0.175cm" svg:height="0.134cm" svg:x="7.3cm" svg:y="2.655cm" svg:viewBox="0 0 176 135" svg:d="M151 22c3-8 6-15 21-15 2 0 4 0 4-5 0 0-1-2-2-2-8 0-15 1-21 1-5 0-16-1-21-1-2 0-4 0-4 4 0 3 2 3 4 3 10 0 13 3 13 8 0 2 0 3-1 5l-22 87-50-104c-2-3-2-3-6-3h-28c-4 0-6 0-6 4 0 3 2 3 6 3s9 0 13 1l-26 107c-2 7-6 12-21 13-2 0-4 0-4 4 0 3 2 3 3 3 7 0 14 0 20 0 5 0 17 0 22 0 1 0 4 0 4-4 0-3-3-3-5-3-13 0-13-5-13-8 0-1 0-1 1-5l26-101 57 118c2 3 3 3 5 3s2 0 4-4z">
            <text:p/>
          </draw:path>
          <draw:polygon draw:style-name="gr3" draw:text-style-name="P3" draw:layer="layout" svg:width="0.038cm" svg:height="0.281cm" svg:x="7.506cm" svg:y="2.536cm" svg:viewBox="0 0 39 282" draw:points="39,0 0,0 0,11 28,11 28,271 0,271 0,282 39,282">
            <text:p/>
          </draw:polygon>
        </draw:g>
        <draw:custom-shape draw:style-name="gr5" draw:text-style-name="P1" xml:id="id3" draw:id="id3" draw:layer="layout" svg:width="3.5cm" svg:height="0.5cm" svg:x="8.5cm" svg:y="2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F[A_1] \rightarrow F[A_2 \rightarrow ... \rightarrow A_N]§svg§600§FALSE§</svg:desc>
          <draw:polygon draw:style-name="gr2" draw:text-style-name="P2" draw:layer="layout" svg:width="3.388cm" svg:height="0.28cm" svg:x="8.565cm" svg:y="2.538cm" svg:viewBox="0 0 3389 281" draw:points="1695,281 0,281 0,0 3389,0 3389,281">
            <text:p/>
          </draw:polygon>
          <draw:path draw:style-name="gr3" draw:text-style-name="P3" draw:layer="layout" svg:width="0.2cm" svg:height="0.191cm" svg:x="8.575cm" svg:y="2.557cm" svg:viewBox="0 0 201 192" svg:d="M75 100h27c21 0 24 5 24 13 0 2 0 6-2 14-1 1-2 3-2 3 0 2 3 4 4 4 3 0 3-1 4-7l16-61c0-3 0-4 0-4 0-1 0-4-3-4-2 0-3 2-4 6-5 23-13 27-37 27h-25l18-71c3-10 3-11 15-11h38c34 0 41 9 41 31 0 6 0 7-1 15-1 3-1 4-1 5 0 2 1 3 4 3s3-1 3-6l7-49c1-8-1-8-8-8h-139c-5 0-8 0-8 6 0 3 3 3 8 3 10 0 18 0 18 5 0 1 0 1-1 7l-37 149c-4 11-4 13-26 13-5 0-8 0-8 6 0 3 3 3 4 3 9 0 30-1 38-1 9 0 32 1 41 1 3 0 7 0 7-5 0-3-2-3-2-4-1 0-2 0-8 0s-8 0-14 0c-9-1-10-2-10-6 0 0 0-2 2-6z">
            <text:p/>
          </draw:path>
          <draw:polygon draw:style-name="gr3" draw:text-style-name="P3" draw:layer="layout" svg:width="0.038cm" svg:height="0.281cm" svg:x="8.817cm" svg:y="2.537cm" svg:viewBox="0 0 39 282" draw:points="39,282 39,271 11,271 11,11 39,11 39,0 0,0 0,282">
            <text:p/>
          </draw:polygon>
          <draw:path draw:style-name="gr3" draw:text-style-name="P3" draw:layer="layout" svg:width="0.193cm" svg:height="0.202cm" svg:x="8.872cm" svg:y="2.547cm" svg:viewBox="0 0 194 203" svg:d="M41 170c-11 19-23 23-35 24-4 0-6 0-6 5 0 2 2 4 4 4 7 0 16-1 24-1 10 0 19 1 28 1 2 0 6 0 6-6 0-3-3-3-5-3-7-1-13-3-13-11 0-3 2-6 4-10l21-36h71c1 6 5 45 5 47 0 9-15 10-21 10-4 0-6 0-6 5 0 4 3 4 4 4 11 0 23-1 35-1 7 0 25 1 32 1 1 0 5 0 5-6 0-3-3-3-7-3-17 0-17-3-18-11l-17-177c-1-5-1-6-6-6-4 0-5 2-7 5zM74 128l56-93 9 93z">
            <text:p/>
          </draw:path>
          <draw:path draw:style-name="gr3" draw:text-style-name="P3" draw:layer="layout" svg:width="0.072cm" svg:height="0.13cm" svg:x="9.094cm" svg:y="2.66cm" svg:viewBox="0 0 73 131" svg:d="M45 6c0-6 0-6-6-6-13 13-31 13-39 13v7c5 0 18 0 29-6v101c0 7 0 9-20 9h-7v7c3 0 28 0 35 0 6 0 31 0 36 0v-7h-8c-20 0-20-2-20-9z">
            <text:p/>
          </draw:path>
          <draw:polygon draw:style-name="gr3" draw:text-style-name="P3" draw:layer="layout" svg:width="0.038cm" svg:height="0.281cm" svg:x="9.204cm" svg:y="2.537cm" svg:viewBox="0 0 39 282" draw:points="39,0 0,0 0,11 28,11 28,271 0,271 0,282 39,282">
            <text:p/>
          </draw:polygon>
          <draw:path draw:style-name="gr3" draw:text-style-name="P3" draw:layer="layout" svg:width="0.249cm" svg:height="0.146cm" svg:x="9.37cm" svg:y="2.604cm" svg:viewBox="0 0 250 147" svg:d="M220 79c-16 12-23 24-26 28-12 20-15 37-15 37 0 3 3 3 6 3 5 0 5 0 6-5 7-27 23-51 55-64 4-2 4-2 4-4s-1-3-2-3c-12-5-46-19-57-67-1-3-1-4-6-4-3 0-6 0-6 3 0 1 3 19 15 38 5 8 13 18 26 27h-210c-5 0-10 0-10 6 0 5 5 5 10 5z">
            <text:p/>
          </draw:path>
          <draw:path draw:style-name="gr3" draw:text-style-name="P3" draw:layer="layout" svg:width="0.2cm" svg:height="0.191cm" svg:x="9.723cm" svg:y="2.557cm" svg:viewBox="0 0 201 192" svg:d="M75 100h27c21 0 24 5 24 13 0 2 0 6-2 14-1 1-1 3-1 3 0 2 2 4 3 4 3 0 3-1 4-7l16-61c1-3 1-4 1-4 0-1-1-4-4-4-2 0-3 2-4 6-5 23-13 27-37 27h-25l18-71c3-10 3-11 15-11h38c34 0 41 9 41 31 0 6 0 7-1 15-1 3-1 4-1 5 0 2 1 3 4 3s3-1 3-6l7-49c1-8-1-8-8-8h-139c-5 0-8 0-8 6 0 3 3 3 8 3 10 0 18 0 18 5 0 1 0 1-1 7l-37 149c-4 11-4 13-26 13-5 0-8 0-8 6 0 3 3 3 4 3 9 0 30-1 38-1 9 0 32 1 41 1 3 0 7 0 7-5 0-3-2-3-2-4-1 0-2 0-8 0s-8 0-15 0c-8-1-9-2-9-6 0 0 0-2 2-6z">
            <text:p/>
          </draw:path>
          <draw:polygon draw:style-name="gr3" draw:text-style-name="P3" draw:layer="layout" svg:width="0.038cm" svg:height="0.281cm" svg:x="9.965cm" svg:y="2.537cm" svg:viewBox="0 0 39 282" draw:points="39,282 39,271 11,271 11,11 39,11 39,0 0,0 0,282">
            <text:p/>
          </draw:polygon>
          <draw:path draw:style-name="gr3" draw:text-style-name="P3" draw:layer="layout" svg:width="0.193cm" svg:height="0.202cm" svg:x="10.019cm" svg:y="2.547cm" svg:viewBox="0 0 194 203" svg:d="M41 170c-11 19-23 23-35 24-4 0-6 0-6 5 0 2 2 4 4 4 7 0 16-1 24-1 10 0 19 1 28 1 2 0 6 0 6-6 0-3-3-3-5-3-7-1-13-3-13-11 0-3 2-6 4-10l21-36h71c1 6 5 45 5 47 0 9-15 10-21 10-4 0-6 0-6 5 0 4 3 4 4 4 11 0 23-1 35-1 7 0 25 1 32 1 1 0 5 0 5-6 0-3-3-3-7-3-17 0-17-3-18-11l-17-177c-1-5-1-6-6-6-4 0-5 2-7 5zM74 128l56-93 9 93z">
            <text:p/>
          </draw:path>
          <draw:path draw:style-name="gr3" draw:text-style-name="P3" draw:layer="layout" svg:width="0.087cm" svg:height="0.13cm" svg:x="10.232cm" svg:y="2.66cm" svg:viewBox="0 0 88 131" svg:d="M88 95h-7c0 5-3 16-5 19-2 1-17 1-20 1h-36c21-19 27-24 39-33 15-12 29-24 29-44 0-24-22-38-46-38-25 0-42 18-42 35 0 11 9 11 10 11 5 0 11-3 11-10 0-3-1-10-11-10 5-15 19-19 28-19 20 0 31 15 31 31 0 18-13 32-19 39l-48 47c-2 2-2 2-2 7h82z">
            <text:p/>
          </draw:path>
          <draw:path draw:style-name="gr3" draw:text-style-name="P3" draw:layer="layout" svg:width="0.249cm" svg:height="0.146cm" svg:x="10.44cm" svg:y="2.604cm" svg:viewBox="0 0 250 147" svg:d="M220 79c-16 12-23 24-26 28-12 20-15 37-15 37 0 3 3 3 6 3 5 0 5 0 6-5 7-27 23-51 55-64 4-2 4-2 4-4s-1-3-2-3c-12-5-46-19-57-67-1-3-1-4-6-4-3 0-6 0-6 3 0 1 3 19 15 38 5 8 14 18 26 27h-210c-5 0-10 0-10 6 0 5 5 5 10 5z">
            <text:p/>
          </draw:path>
          <draw:path draw:style-name="gr3" draw:text-style-name="P3" draw:layer="layout" svg:width="0.029cm" svg:height="0.029cm" svg:x="10.806cm" svg:y="2.718cm" svg:viewBox="0 0 30 30" svg:d="M30 15c0-8-6-15-15-15-8 0-15 7-15 15 0 9 7 15 15 15 9 0 15-6 15-15z">
            <text:p/>
          </draw:path>
          <draw:path draw:style-name="gr3" draw:text-style-name="P3" draw:layer="layout" svg:width="0.029cm" svg:height="0.029cm" svg:x="10.884cm" svg:y="2.718cm" svg:viewBox="0 0 30 30" svg:d="M30 15c0-8-6-15-15-15-8 0-15 7-15 15 0 9 7 15 15 15 9 0 15-6 15-15z">
            <text:p/>
          </draw:path>
          <draw:path draw:style-name="gr3" draw:text-style-name="P3" draw:layer="layout" svg:width="0.029cm" svg:height="0.029cm" svg:x="10.962cm" svg:y="2.718cm" svg:viewBox="0 0 30 30" svg:d="M30 15c0-8-6-15-15-15-8 0-15 7-15 15 0 9 7 15 15 15 9 0 15-6 15-15z">
            <text:p/>
          </draw:path>
          <draw:path draw:style-name="gr3" draw:text-style-name="P3" draw:layer="layout" svg:width="0.249cm" svg:height="0.146cm" svg:x="11.109cm" svg:y="2.604cm" svg:viewBox="0 0 250 147" svg:d="M220 79c-16 12-23 24-26 28-12 20-15 37-15 37 0 3 3 3 6 3 5 0 5 0 6-5 7-27 23-51 55-64 4-2 4-2 4-4s-1-3-2-3c-12-5-46-19-57-67-1-3-1-4-6-4-3 0-6 0-6 3 0 1 3 19 15 38 5 8 13 18 26 27h-210c-5 0-10 0-10 6 0 5 5 5 10 5z">
            <text:p/>
          </draw:path>
          <draw:path draw:style-name="gr3" draw:text-style-name="P3" draw:layer="layout" svg:width="0.193cm" svg:height="0.202cm" svg:x="11.462cm" svg:y="2.547cm" svg:viewBox="0 0 194 203" svg:d="M41 170c-11 19-23 23-35 24-4 0-6 0-6 5 0 2 2 4 4 4 7 0 16-1 24-1 10 0 19 1 28 1 2 0 6 0 6-6 0-3-3-3-5-3-7-1-13-3-13-11 0-3 2-6 4-10l21-36h71c1 6 5 45 5 47 0 9-15 10-21 10-4 0-6 0-6 5 0 4 3 4 4 4 11 0 23-1 35-1 7 0 25 1 32 1 1 0 5 0 5-6 0-3-3-3-7-3-17 0-17-3-18-11l-17-177c-1-5-1-6-6-6-4 0-5 2-7 5zM74 128l56-93 9 93z">
            <text:p/>
          </draw:path>
          <draw:path draw:style-name="gr3" draw:text-style-name="P3" draw:layer="layout" svg:width="0.175cm" svg:height="0.134cm" svg:x="11.676cm" svg:y="2.656cm" svg:viewBox="0 0 176 135" svg:d="M151 22c3-8 5-15 21-15 1 0 4 0 4-5 0 0-1-2-3-2-7 0-14 1-20 1-5 0-16-1-21-1-2 0-4 0-4 4 0 3 2 3 4 3 10 0 13 3 13 8 0 2 0 3-1 5l-22 87-50-104c-2-3-2-3-6-3h-28c-4 0-6 0-6 4 0 3 2 3 6 3s9 0 13 1l-26 107c-2 7-6 12-21 13-2 0-4 0-4 4 0 3 2 3 3 3 7 0 14 0 20 0 5 0 17 0 22 0 1 0 4 0 4-4 0-3-3-3-5-3-13 0-13-5-13-8 0-1 0-1 1-5l26-101 57 118c2 3 3 3 5 3s2 0 4-4z">
            <text:p/>
          </draw:path>
          <draw:polygon draw:style-name="gr3" draw:text-style-name="P3" draw:layer="layout" svg:width="0.038cm" svg:height="0.281cm" svg:x="11.881cm" svg:y="2.537cm" svg:viewBox="0 0 39 282" draw:points="39,0 0,0 0,11 28,11 28,271 0,271 0,282 39,282">
            <text:p/>
          </draw:polygon>
        </draw:g>
        <draw:custom-shape draw:style-name="gr6" draw:text-style-name="P1" xml:id="id5" draw:id="id5" draw:layer="layout" svg:width="3.9cm" svg:height="0.5cm" svg:x="14cm" svg:y="2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F[A_1] \rightarrow F[A_2] \rightarrow ... \rightarrow F[A_N]§svg§600§FALSE§</svg:desc>
          <draw:polygon draw:style-name="gr2" draw:text-style-name="P2" draw:layer="layout" svg:width="3.762cm" svg:height="0.28cm" svg:x="14.065cm" svg:y="2.538cm" svg:viewBox="0 0 3763 281" draw:points="1882,281 0,281 0,0 3763,0 3763,281">
            <text:p/>
          </draw:polygon>
          <draw:path draw:style-name="gr3" draw:text-style-name="P3" draw:layer="layout" svg:width="0.2cm" svg:height="0.191cm" svg:x="14.075cm" svg:y="2.557cm" svg:viewBox="0 0 201 192" svg:d="M75 100h27c21 0 24 5 24 13 0 2 0 6-2 14-1 1-2 3-2 3 0 2 3 4 4 4 3 0 3-1 4-7l16-61c0-3 0-4 0-4 0-1 0-4-3-4-2 0-3 2-4 6-5 23-13 27-37 27h-25l18-71c3-10 3-11 15-11h38c34 0 41 9 41 31 0 6 0 7-1 15-1 3-1 4-1 5 0 2 1 3 4 3s3-1 3-6l7-49c1-8-1-8-8-8h-139c-5 0-8 0-8 6 0 3 3 3 8 3 10 0 18 0 18 5 0 1 0 1-1 7l-37 149c-4 11-4 13-26 13-5 0-8 0-8 6 0 3 3 3 4 3 9 0 30-1 38-1 9 0 32 1 41 1 3 0 7 0 7-5 0-3-2-3-2-4-1 0-2 0-8 0s-8 0-14 0c-9-1-10-2-10-6 0 0 0-2 2-6z">
            <text:p/>
          </draw:path>
          <draw:polygon draw:style-name="gr3" draw:text-style-name="P3" draw:layer="layout" svg:width="0.038cm" svg:height="0.281cm" svg:x="14.317cm" svg:y="2.537cm" svg:viewBox="0 0 39 282" draw:points="39,282 39,271 11,271 11,11 39,11 39,0 0,0 0,282">
            <text:p/>
          </draw:polygon>
          <draw:path draw:style-name="gr3" draw:text-style-name="P3" draw:layer="layout" svg:width="0.193cm" svg:height="0.202cm" svg:x="14.372cm" svg:y="2.547cm" svg:viewBox="0 0 194 203" svg:d="M41 170c-11 19-23 23-35 24-4 0-6 0-6 5 0 2 2 4 4 4 7 0 16-1 24-1 10 0 19 1 28 1 2 0 6 0 6-6 0-3-3-3-5-3-7-1-13-3-13-11 0-3 2-6 4-10l21-36h71c1 6 5 45 5 47 0 9-15 10-21 10-4 0-6 0-6 5 0 4 3 4 4 4 11 0 23-1 35-1 7 0 25 1 32 1 1 0 5 0 5-6 0-3-3-3-7-3-17 0-17-3-18-11l-17-177c-1-5-1-6-6-6-4 0-5 2-7 5zM74 128l56-93 9 93z">
            <text:p/>
          </draw:path>
          <draw:path draw:style-name="gr3" draw:text-style-name="P3" draw:layer="layout" svg:width="0.072cm" svg:height="0.13cm" svg:x="14.594cm" svg:y="2.66cm" svg:viewBox="0 0 73 131" svg:d="M45 6c0-6 0-6-6-6-13 13-31 13-39 13v7c5 0 18 0 29-6v101c0 7 0 9-20 9h-7v7c3 0 28 0 35 0 6 0 31 0 36 0v-7h-8c-20 0-20-2-20-9z">
            <text:p/>
          </draw:path>
          <draw:polygon draw:style-name="gr3" draw:text-style-name="P3" draw:layer="layout" svg:width="0.038cm" svg:height="0.281cm" svg:x="14.704cm" svg:y="2.537cm" svg:viewBox="0 0 39 282" draw:points="39,0 0,0 0,11 28,11 28,271 0,271 0,282 39,282">
            <text:p/>
          </draw:polygon>
          <draw:path draw:style-name="gr3" draw:text-style-name="P3" draw:layer="layout" svg:width="0.249cm" svg:height="0.146cm" svg:x="14.87cm" svg:y="2.604cm" svg:viewBox="0 0 250 147" svg:d="M220 79c-16 12-23 24-26 28-12 20-15 37-15 37 0 3 3 3 6 3 5 0 5 0 6-5 7-27 23-51 55-64 4-2 4-2 4-4s-1-3-2-3c-12-5-46-19-57-67-1-3-1-4-6-4-3 0-6 0-6 3 0 1 3 19 15 38 5 8 13 18 26 27h-210c-5 0-10 0-10 6 0 5 5 5 10 5z">
            <text:p/>
          </draw:path>
          <draw:path draw:style-name="gr3" draw:text-style-name="P3" draw:layer="layout" svg:width="0.2cm" svg:height="0.191cm" svg:x="15.223cm" svg:y="2.557cm" svg:viewBox="0 0 201 192" svg:d="M75 100h27c21 0 24 5 24 13 0 2 0 6-2 14-1 1-1 3-1 3 0 2 2 4 3 4 3 0 3-1 4-7l16-61c1-3 1-4 1-4 0-1-1-4-4-4-2 0-3 2-4 6-5 23-13 27-37 27h-25l18-71c3-10 3-11 15-11h38c34 0 41 9 41 31 0 6 0 7-1 15-1 3-1 4-1 5 0 2 1 3 4 3s3-1 3-6l7-49c1-8-1-8-8-8h-139c-5 0-8 0-8 6 0 3 3 3 8 3 10 0 18 0 18 5 0 1 0 1-1 7l-37 149c-4 11-4 13-26 13-5 0-8 0-8 6 0 3 3 3 4 3 9 0 30-1 38-1 9 0 32 1 41 1 3 0 7 0 7-5 0-3-2-3-2-4-1 0-2 0-8 0s-8 0-15 0c-8-1-9-2-9-6 0 0 0-2 2-6z">
            <text:p/>
          </draw:path>
          <draw:polygon draw:style-name="gr3" draw:text-style-name="P3" draw:layer="layout" svg:width="0.038cm" svg:height="0.281cm" svg:x="15.465cm" svg:y="2.537cm" svg:viewBox="0 0 39 282" draw:points="39,282 39,271 11,271 11,11 39,11 39,0 0,0 0,282">
            <text:p/>
          </draw:polygon>
          <draw:path draw:style-name="gr3" draw:text-style-name="P3" draw:layer="layout" svg:width="0.193cm" svg:height="0.202cm" svg:x="15.519cm" svg:y="2.547cm" svg:viewBox="0 0 194 203" svg:d="M41 170c-11 19-23 23-35 24-4 0-6 0-6 5 0 2 2 4 4 4 7 0 16-1 24-1 10 0 19 1 28 1 2 0 6 0 6-6 0-3-3-3-5-3-7-1-13-3-13-11 0-3 2-6 4-10l21-36h71c1 6 5 45 5 47 0 9-15 10-21 10-4 0-6 0-6 5 0 4 3 4 4 4 11 0 23-1 35-1 7 0 25 1 32 1 1 0 5 0 5-6 0-3-3-3-7-3-17 0-17-3-18-11l-17-177c-1-5-1-6-6-6-4 0-5 2-7 5zM74 128l56-93 9 93z">
            <text:p/>
          </draw:path>
          <draw:path draw:style-name="gr3" draw:text-style-name="P3" draw:layer="layout" svg:width="0.087cm" svg:height="0.13cm" svg:x="15.732cm" svg:y="2.66cm" svg:viewBox="0 0 88 131" svg:d="M88 95h-7c0 5-3 16-5 19-2 1-17 1-20 1h-36c21-19 27-24 39-33 15-12 29-24 29-44 0-24-22-38-46-38-25 0-42 18-42 35 0 11 9 11 10 11 5 0 11-3 11-10 0-3-1-10-11-10 5-15 19-19 28-19 20 0 31 15 31 31 0 18-13 32-19 39l-48 47c-2 2-2 2-2 7h82z">
            <text:p/>
          </draw:path>
          <draw:polygon draw:style-name="gr3" draw:text-style-name="P3" draw:layer="layout" svg:width="0.038cm" svg:height="0.281cm" svg:x="15.851cm" svg:y="2.537cm" svg:viewBox="0 0 39 282" draw:points="39,0 0,0 0,11 28,11 28,271 0,271 0,282 39,282">
            <text:p/>
          </draw:polygon>
          <draw:path draw:style-name="gr3" draw:text-style-name="P3" draw:layer="layout" svg:width="0.249cm" svg:height="0.146cm" svg:x="16.017cm" svg:y="2.604cm" svg:viewBox="0 0 250 147" svg:d="M220 79c-16 12-23 24-26 28-12 20-15 37-15 37 0 3 3 3 6 3 5 0 5 0 6-5 7-27 23-51 55-64 4-2 4-2 4-4s-1-3-2-3c-12-5-46-19-57-67-1-3-1-4-6-4-3 0-6 0-6 3 0 1 3 19 15 38 5 8 13 18 26 27h-210c-5 0-10 0-10 6 0 5 5 5 10 5z">
            <text:p/>
          </draw:path>
          <draw:path draw:style-name="gr3" draw:text-style-name="P3" draw:layer="layout" svg:width="0.029cm" svg:height="0.029cm" svg:x="16.384cm" svg:y="2.718cm" svg:viewBox="0 0 30 30" svg:d="M30 15c0-8-6-15-15-15-8 0-15 7-15 15 0 9 7 15 15 15 9 0 15-6 15-15z">
            <text:p/>
          </draw:path>
          <draw:path draw:style-name="gr3" draw:text-style-name="P3" draw:layer="layout" svg:width="0.029cm" svg:height="0.029cm" svg:x="16.462cm" svg:y="2.718cm" svg:viewBox="0 0 30 30" svg:d="M30 15c0-8-6-15-15-15-8 0-15 7-15 15 0 9 7 15 15 15 9 0 15-6 15-15z">
            <text:p/>
          </draw:path>
          <draw:path draw:style-name="gr3" draw:text-style-name="P3" draw:layer="layout" svg:width="0.029cm" svg:height="0.029cm" svg:x="16.539cm" svg:y="2.718cm" svg:viewBox="0 0 30 30" svg:d="M30 15c0-8-6-15-15-15-8 0-15 7-15 15 0 9 7 15 15 15 9 0 15-6 15-15z">
            <text:p/>
          </draw:path>
          <draw:path draw:style-name="gr3" draw:text-style-name="P3" draw:layer="layout" svg:width="0.249cm" svg:height="0.146cm" svg:x="16.686cm" svg:y="2.604cm" svg:viewBox="0 0 250 147" svg:d="M220 79c-16 12-23 24-26 28-12 20-15 37-15 37 0 3 3 3 6 3 5 0 5 0 6-5 7-27 23-51 55-64 4-2 4-2 4-4s-1-3-2-3c-12-5-46-19-57-67-1-3-1-4-6-4-3 0-6 0-6 3 0 1 3 19 15 38 5 8 13 18 26 27h-210c-5 0-10 0-10 6 0 5 5 5 10 5z">
            <text:p/>
          </draw:path>
          <draw:path draw:style-name="gr3" draw:text-style-name="P3" draw:layer="layout" svg:width="0.2cm" svg:height="0.191cm" svg:x="17.04cm" svg:y="2.557cm" svg:viewBox="0 0 201 192" svg:d="M75 100h27c21 0 24 5 24 13 0 2 0 6-2 14-1 1-1 3-1 3 0 2 2 4 3 4 3 0 3-1 4-7l16-61c1-3 1-4 1-4 0-1-1-4-4-4-2 0-3 2-4 6-5 23-13 27-37 27h-25l18-71c3-10 3-11 15-11h38c34 0 41 9 41 31 0 6 0 7-1 15-1 3-1 4-1 5 0 2 1 3 4 3s3-1 4-6l6-49c1-8-1-8-8-8h-139c-5 0-8 0-8 6 0 3 3 3 8 3 10 0 18 0 18 5 0 1 0 1-1 7l-37 149c-4 11-4 13-26 13-5 0-8 0-8 6 0 3 3 3 4 3 9 0 30-1 38-1 9 0 32 1 41 1 3 0 7 0 7-5 0-3-2-3-2-4-1 0-2 0-8 0s-8 0-14 0c-9-1-10-2-10-6 0 0 0-2 2-6z">
            <text:p/>
          </draw:path>
          <draw:polygon draw:style-name="gr3" draw:text-style-name="P3" draw:layer="layout" svg:width="0.038cm" svg:height="0.281cm" svg:x="17.282cm" svg:y="2.537cm" svg:viewBox="0 0 39 282" draw:points="39,282 39,271 11,271 11,11 39,11 39,0 0,0 0,282">
            <text:p/>
          </draw:polygon>
          <draw:path draw:style-name="gr3" draw:text-style-name="P3" draw:layer="layout" svg:width="0.193cm" svg:height="0.202cm" svg:x="17.336cm" svg:y="2.547cm" svg:viewBox="0 0 194 203" svg:d="M41 170c-11 19-23 23-35 24-4 0-6 0-6 5 0 2 2 4 4 4 7 0 16-1 24-1 10 0 19 1 28 1 2 0 6 0 6-6 0-3-3-3-5-3-7-1-13-3-13-11 0-3 2-6 4-10l21-36h71c1 6 5 45 5 47 0 9-15 10-21 10-4 0-6 0-6 5 0 4 3 4 4 4 11 0 23-1 35-1 7 0 25 1 32 1 1 0 5 0 5-6 0-3-3-3-7-3-17 0-17-3-18-11l-17-177c-1-5-1-6-6-6-4 0-5 2-7 5zM74 128l56-93 9 93z">
            <text:p/>
          </draw:path>
          <draw:path draw:style-name="gr3" draw:text-style-name="P3" draw:layer="layout" svg:width="0.175cm" svg:height="0.134cm" svg:x="17.55cm" svg:y="2.656cm" svg:viewBox="0 0 176 135" svg:d="M151 22c3-8 6-15 21-15 1 0 4 0 4-5 0 0-1-2-3-2-7 0-14 1-20 1-5 0-16-1-21-1-2 0-4 0-4 4 0 3 2 3 4 3 10 0 13 3 13 8 0 2 0 3-1 5l-22 87-50-104c-2-3-2-3-6-3h-28c-4 0-6 0-6 4 0 3 2 3 6 3s9 0 13 1l-26 107c-2 7-6 12-21 13-2 0-4 0-4 4 0 3 2 3 3 3 7 0 14 0 20 0 5 0 17 0 22 0 1 0 4 0 4-4 0-3-3-3-5-3-13 0-13-5-13-8 0-1 0-1 1-5l26-101 57 118c2 3 3 3 5 3s2 0 4-4z">
            <text:p/>
          </draw:path>
          <draw:polygon draw:style-name="gr3" draw:text-style-name="P3" draw:layer="layout" svg:width="0.038cm" svg:height="0.281cm" svg:x="17.756cm" svg:y="2.537cm" svg:viewBox="0 0 39 282" draw:points="39,0 0,0 0,11 28,11 28,271 0,271 0,282 39,282">
            <text:p/>
          </draw:polygon>
        </draw:g>
        <draw:connector draw:style-name="gr7" draw:text-style-name="P1" draw:layer="layout" draw:type="line" svg:x1="3.7cm" svg:y1="2.65cm" svg:x2="4.5cm" svg:y2="2.65cm" draw:start-shape="id1" draw:start-glue-point="1" draw:end-shape="id2" draw:end-glue-point="3" svg:d="M3700 2650h800" svg:viewBox="0 0 801 1">
          <text:p/>
        </draw:connector>
        <draw:connector draw:style-name="gr7" draw:text-style-name="P1" draw:layer="layout" draw:type="line" svg:x1="7.6cm" svg:y1="2.65cm" svg:x2="8.5cm" svg:y2="2.65cm" draw:start-shape="id2" draw:start-glue-point="1" draw:end-shape="id3" draw:end-glue-point="3" svg:d="M7600 2650h900" svg:viewBox="0 0 901 1">
          <text:p/>
        </draw:connector>
        <draw:connector draw:style-name="gr7" draw:text-style-name="P1" draw:layer="layout" draw:type="line" svg:x1="12cm" svg:y1="2.65cm" svg:x2="12.8cm" svg:y2="2.665cm" draw:start-shape="id3" draw:start-glue-point="1" draw:end-shape="id4" draw:end-glue-point="3" svg:d="M12000 2650l800 15" svg:viewBox="0 0 801 16">
          <text:p/>
        </draw:connector>
        <draw:connector draw:style-name="gr7" draw:text-style-name="P1" draw:layer="layout" draw:type="line" svg:x1="13.505cm" svg:y1="2.665cm" svg:x2="14cm" svg:y2="2.65cm" draw:end-shape="id5" draw:end-glue-point="3" svg:d="M13505 2665l495-15" svg:viewBox="0 0 496 16">
          <text:p/>
        </draw:connector>
        <draw:frame draw:style-name="gr8" draw:text-style-name="P5" xml:id="id4" draw:id="id4" draw:layer="layout" svg:width="0.705cm" svg:height="0.53cm" svg:x="12.8cm" svg:y="2.4cm">
          <draw:text-box>
            <text:p text:style-name="P4"><text:span text:style-name="T1">...</text:span></text:p>
          </draw:text-box>
        </draw:frame>
        <draw:g>
          <svg:title>TexMaths</svg:title>
          <svg:desc>8§display§pure§svg§600§FALSE§</svg:desc>
          <draw:polygon draw:style-name="gr2" draw:text-style-name="P2" draw:layer="layout" svg:width="0.565cm" svg:height="0.175cm" svg:x="3.809cm" svg:y="2.404cm" svg:viewBox="0 0 566 176" draw:points="283,176 0,176 0,0 566,0 566,176">
            <text:p/>
          </draw:polygon>
          <draw:path draw:style-name="gr3" draw:text-style-name="P3" draw:layer="layout" svg:width="0.146cm" svg:height="0.179cm" svg:x="3.8cm" svg:y="2.4cm" svg:viewBox="0 0 147 180" svg:d="M22 159c-3 10-3 12-16 12-3 0-6 0-6 5 0 2 2 4 4 4 7 0 15-2 23-2 10 0 19 2 28 2 2 0 6 0 6-6 0-3-3-3-7-3-15 0-15-2-15-5s12-49 15-56c3 8 11 18 25 18 33 0 68-42 68-83 0-27-16-45-37-45-14 0-28 10-37 21-3-15-15-21-26-21-13 0-18 11-21 16-4 10-8 26-8 27 0 3 3 3 4 3 2 0 2 0 4-6 5-20 11-34 20-34 5 0 9 3 9 13 0 7-1 10-1 15zM71 37c3-8 10-16 15-20 10-9 18-11 23-11 12 0 18 10 18 27s-9 49-14 60c-10 20-23 29-34 29-18 0-22-24-22-25s0-2 1-5z">
            <text:p/>
          </draw:path>
          <draw:path draw:style-name="gr3" draw:text-style-name="P3" draw:layer="layout" svg:width="0.145cm" svg:height="0.127cm" svg:x="3.958cm" svg:y="2.4cm" svg:viewBox="0 0 146 128" svg:d="M90 110c4 11 14 18 26 18 10 0 16-6 21-15 5-11 9-28 9-28 0-3-4-3-4-3-3 0-3 1-4 5-4 15-9 35-21 35-6 0-9-4-9-13 0-7 3-19 6-30l8-30c0-4 4-15 4-19 2-7 4-17 4-20 0-4-4-7-8-7-1 0-8 0-11 10-5 21-17 70-21 85 0 1-12 24-32 24-15 0-17-12-17-24 0-15 7-37 15-57 3-8 5-12 5-18 0-13-10-23-23-23-28 0-38 41-38 43 0 3 3 3 3 3 3 0 3 0 5-4 7-25 18-36 29-36 2 0 6 0 6 9 0 7-2 15-5 20-10 28-16 45-16 59 0 27 20 34 35 34 19 0 29-13 33-18z">
            <text:p/>
          </draw:path>
          <draw:path draw:style-name="gr3" draw:text-style-name="P3" draw:layer="layout" svg:width="0.114cm" svg:height="0.127cm" svg:x="4.118cm" svg:y="2.4cm" svg:viewBox="0 0 115 128" svg:d="M17 108c-1 5-3 11-3 13 0 5 4 7 8 7s9-2 11-8c1-1 10-39 11-45 2-9 7-29 10-37 0-3 8-16 15-23 2-1 10-9 23-9 7 0 11 4 12 4-9 1-15 8-15 15 0 5 3 10 11 10 7 0 15-6 15-17 0-9-9-18-23-18-18 0-31 14-37 22-1-13-12-22-25-22s-19 11-21 16c-5 10-9 26-9 27 0 3 3 3 3 3 3 0 3 0 5-6 5-20 10-34 21-34 5 0 9 3 9 13 0 6-1 9-5 24z">
            <text:p/>
          </draw:path>
          <draw:path draw:style-name="gr3" draw:text-style-name="P3" draw:layer="layout" svg:width="0.108cm" svg:height="0.127cm" svg:x="4.257cm" svg:y="2.4cm" svg:viewBox="0 0 109 128" svg:d="M40 60c8 0 29-1 43-7 20-8 22-25 22-29 0-12-11-24-31-24-32 0-74 27-74 77 0 29 17 51 45 51 40 0 64-30 64-34 0-1-2-3-3-3-2 0-3 1-4 3-23 28-53 28-57 28-22 0-25-24-25-33 0-3 1-12 5-29zM26 54c12-44 41-48 48-48 13 0 21 8 21 18 0 30-45 30-57 30z">
            <text:p/>
          </draw:path>
        </draw:g>
        <draw:g>
          <svg:title>TexMaths</svg:title>
          <svg:desc>8§display§apply§svg§600§FALSE§</svg:desc>
          <draw:polygon draw:style-name="gr2" draw:text-style-name="P2" draw:layer="layout" svg:width="0.666cm" svg:height="0.249cm" svg:x="7.702cm" svg:y="2.302cm" svg:viewBox="0 0 667 250" draw:points="334,250 0,250 0,0 667,0 667,250">
            <text:p/>
          </draw:polygon>
          <draw:path draw:style-name="gr3" draw:text-style-name="P3" draw:layer="layout" svg:width="0.129cm" svg:height="0.127cm" svg:x="7.713cm" svg:y="2.372cm" svg:viewBox="0 0 130 128" svg:d="M94 18c-5-10-13-18-26-18-33 0-68 42-68 83 0 27 15 45 38 45 5 0 20-1 36-21 3 12 12 21 26 21 10 0 17-6 21-15 5-10 9-28 9-28 0-3-3-3-4-3-3 0-3 1-4 5-4 19-10 35-21 35-8 0-9-7-9-13s1-8 4-21c3-12 3-14 6-26l10-39c2-8 2-9 2-9 0-5-3-8-8-8-7 0-11 6-12 12zM76 91c-2 6-2 6-6 11-12 16-24 20-32 20-14 0-18-15-18-27 0-13 9-49 16-61 9-17 21-28 33-28 18 0 22 24 22 25 0 2-1 3-1 5z">
            <text:p/>
          </draw:path>
          <draw:path draw:style-name="gr3" draw:text-style-name="P3" draw:layer="layout" svg:width="0.146cm" svg:height="0.179cm" svg:x="7.841cm" svg:y="2.372cm" svg:viewBox="0 0 147 180" svg:d="M22 159c-3 10-3 12-16 12-3 0-6 0-6 5 0 3 2 4 4 4 7 0 15-1 23-1 10 0 19 1 28 1 2 0 6 0 6-6 0-3-3-3-7-3-15 0-15-2-15-4 0-4 12-50 15-57 3 9 11 18 25 18 33 0 68-41 68-83 0-27-16-45-37-45-14 0-28 10-37 21-3-15-15-21-26-21-13 0-18 11-21 16-4 10-8 26-8 27 0 3 3 3 4 3 2 0 2 0 4-6 5-20 11-34 20-34 5 0 9 3 9 13 0 7-1 10-1 15zM71 37c3-8 10-16 15-20 10-9 18-11 23-11 12 0 18 10 18 27s-9 49-14 60c-10 20-23 29-34 29-18 0-22-23-22-25 0-1 0-2 1-5z">
            <text:p/>
          </draw:path>
          <draw:path draw:style-name="gr3" draw:text-style-name="P3" draw:layer="layout" svg:width="0.146cm" svg:height="0.179cm" svg:x="7.982cm" svg:y="2.372cm" svg:viewBox="0 0 147 180" svg:d="M22 159c-3 10-3 12-16 12-3 0-6 0-6 5 0 3 2 4 4 4 7 0 15-1 23-1 10 0 19 1 28 1 2 0 6 0 6-6 0-3-3-3-7-3-15 0-15-2-15-4 0-4 12-50 15-57 3 9 11 18 25 18 33 0 68-41 68-83 0-27-16-45-37-45-14 0-28 10-37 21-3-15-15-21-26-21-13 0-18 11-21 16-4 10-8 26-8 27 0 3 3 3 4 3 2 0 2 0 4-6 5-20 11-34 20-34 5 0 9 3 9 13 0 7-1 10-1 15zM71 37c3-8 10-16 15-20 10-9 18-11 23-11 12 0 18 10 18 27s-9 49-14 60c-10 20-23 29-34 29-18 0-22-23-22-25 0-1 0-2 1-5z">
            <text:p/>
          </draw:path>
          <draw:path draw:style-name="gr3" draw:text-style-name="P3" draw:layer="layout" svg:width="0.06cm" svg:height="0.199cm" svg:x="8.144cm" svg:y="2.301cm" svg:viewBox="0 0 61 200" svg:d="M61 3c0 0 0-3-3-3-8 0-28 2-36 3-2 0-5 0-5 6 0 3 3 3 7 3 14 0 14 2 14 5v5l-36 141c-1 4-2 6-2 10 0 16 13 27 26 27 9 0 16-6 21-17 6-10 9-27 9-28 0-2-2-2-3-2-3 0-3 1-4 5-6 18-11 35-23 35-8 0-8-9-8-13 0-7 0-8 2-13z">
            <text:p/>
          </draw:path>
          <draw:path draw:style-name="gr3" draw:text-style-name="P3" draw:layer="layout" svg:width="0.129cm" svg:height="0.182cm" svg:x="8.229cm" svg:y="2.372cm" svg:viewBox="0 0 130 183" svg:d="M130 18c0-4 0-5 0-8 0-4-4-7-8-7-3 0-7 2-10 6 0 1-2 10-4 15-2 8-4 15-6 23l-12 51c-1 4-13 24-32 24-15 0-17-12-17-23 0-13 5-31 14-56 4-11 6-14 6-20 0-13-10-23-23-23-28 0-38 41-38 43 0 3 3 3 3 3 3 0 3 0 5-4 7-28 19-36 29-36 1 0 6 0 6 9 0 7-2 15-5 20-11 30-16 46-16 60 0 24 18 33 35 33 11 0 21-5 29-13-4 15-8 29-19 44-7 9-18 18-31 18-4 0-17-1-22-12 5 0 8 0 12-3s6-7 6-12c0-9-7-10-10-10-7 0-16 4-16 19 0 13 12 24 30 24 29 0 58-26 66-58z">
            <text:p/>
          </draw:path>
        </draw:g>
        <draw:g>
          <svg:title>TexMaths</svg:title>
          <svg:desc>8§display§apply§svg§600§FALSE§</svg:desc>
          <draw:polygon draw:style-name="gr2" draw:text-style-name="P2" draw:layer="layout" svg:width="0.666cm" svg:height="0.249cm" svg:x="12.103cm" svg:y="2.302cm" svg:viewBox="0 0 667 250" draw:points="334,250 0,250 0,0 667,0 667,250">
            <text:p/>
          </draw:polygon>
          <draw:path draw:style-name="gr3" draw:text-style-name="P3" draw:layer="layout" svg:width="0.129cm" svg:height="0.127cm" svg:x="12.114cm" svg:y="2.372cm" svg:viewBox="0 0 130 128" svg:d="M94 18c-5-10-13-18-26-18-33 0-68 42-68 83 0 27 15 45 38 45 5 0 20-1 36-21 3 12 12 21 26 21 10 0 17-6 21-15 5-10 9-28 9-28 0-3-3-3-4-3-3 0-3 1-4 5-4 19-10 35-21 35-8 0-9-7-9-13s1-8 4-21c3-12 3-14 6-26l10-39c2-8 2-9 2-9 0-5-3-8-8-8-7 0-11 6-12 12zM76 91c-2 6-2 6-6 11-12 16-24 20-32 20-14 0-18-15-18-27 0-13 9-49 16-61 9-17 21-28 33-28 18 0 22 24 22 25 0 2-1 3-1 5z">
            <text:p/>
          </draw:path>
          <draw:path draw:style-name="gr3" draw:text-style-name="P3" draw:layer="layout" svg:width="0.146cm" svg:height="0.179cm" svg:x="12.242cm" svg:y="2.372cm" svg:viewBox="0 0 147 180" svg:d="M22 159c-3 10-3 12-16 12-3 0-6 0-6 5 0 3 2 4 4 4 7 0 15-1 23-1 10 0 19 1 28 1 2 0 6 0 6-6 0-3-3-3-7-3-15 0-15-2-15-4 0-4 12-50 15-57 3 9 11 18 25 18 33 0 68-41 68-83 0-27-16-45-37-45-14 0-28 10-37 21-3-15-15-21-26-21-13 0-18 11-21 16-4 10-8 26-8 27 0 3 3 3 4 3 2 0 2 0 4-6 5-20 11-34 20-34 5 0 9 3 9 13 0 7-1 10-1 15zM71 37c3-8 10-16 15-20 10-9 18-11 23-11 12 0 18 10 18 27s-9 49-14 60c-10 20-23 29-34 29-18 0-22-23-22-25 0-1 0-2 1-5z">
            <text:p/>
          </draw:path>
          <draw:path draw:style-name="gr3" draw:text-style-name="P3" draw:layer="layout" svg:width="0.146cm" svg:height="0.179cm" svg:x="12.383cm" svg:y="2.372cm" svg:viewBox="0 0 147 180" svg:d="M22 159c-3 10-3 12-16 12-3 0-6 0-6 5 0 3 2 4 4 4 7 0 15-1 23-1 10 0 19 1 28 1 2 0 6 0 6-6 0-3-3-3-7-3-15 0-15-2-15-4 0-4 12-50 15-57 3 9 11 18 25 18 33 0 68-41 68-83 0-27-16-45-37-45-14 0-28 10-37 21-3-15-15-21-26-21-13 0-18 11-21 16-4 10-8 26-8 27 0 3 3 3 4 3 2 0 2 0 4-6 5-20 11-34 20-34 5 0 9 3 9 13 0 7-1 10-1 15zM71 37c3-8 10-16 15-20 10-9 18-11 23-11 12 0 18 10 18 27s-9 49-14 60c-10 20-23 29-34 29-18 0-22-23-22-25 0-1 0-2 1-5z">
            <text:p/>
          </draw:path>
          <draw:path draw:style-name="gr3" draw:text-style-name="P3" draw:layer="layout" svg:width="0.06cm" svg:height="0.199cm" svg:x="12.545cm" svg:y="2.301cm" svg:viewBox="0 0 61 200" svg:d="M61 3c0 0 0-3-3-3-8 0-28 2-36 3-2 0-5 0-5 6 0 3 3 3 7 3 14 0 14 2 14 5v5l-36 141c-1 4-2 6-2 10 0 16 13 27 26 27 9 0 16-6 21-17 6-10 9-27 9-28 0-2-2-2-3-2-3 0-3 1-4 5-6 18-11 35-23 35-8 0-8-9-8-13 0-7 0-8 2-13z">
            <text:p/>
          </draw:path>
          <draw:path draw:style-name="gr3" draw:text-style-name="P3" draw:layer="layout" svg:width="0.129cm" svg:height="0.182cm" svg:x="12.63cm" svg:y="2.372cm" svg:viewBox="0 0 130 183" svg:d="M130 18c0-4 0-5 0-8 0-4-4-7-8-7-3 0-7 2-10 6 0 1-2 10-4 15-2 8-4 15-6 23l-12 51c-1 4-13 24-32 24-15 0-17-12-17-23 0-13 5-31 14-56 4-11 6-14 6-20 0-13-10-23-23-23-28 0-38 41-38 43 0 3 3 3 3 3 3 0 3 0 5-4 7-28 19-36 29-36 1 0 6 0 6 9 0 7-2 15-5 20-11 30-16 46-16 60 0 24 18 33 35 33 11 0 21-5 29-13-4 15-8 29-19 44-7 9-18 18-31 18-4 0-17-1-22-12 5 0 8 0 12-3s6-7 6-12c0-9-7-10-10-10-7 0-16 4-16 19 0 13 12 24 30 24 29 0 58-26 66-58z">
            <text:p/>
          </draw:path>
        </draw:g>
        <draw:g>
          <svg:title>TexMaths</svg:title>
          <svg:desc>8§display§apply§svg§600§FALSE§</svg:desc>
          <draw:polygon draw:style-name="gr2" draw:text-style-name="P2" draw:layer="layout" svg:width="0.666cm" svg:height="0.249cm" svg:x="13.204cm" svg:y="2.302cm" svg:viewBox="0 0 667 250" draw:points="334,250 0,250 0,0 667,0 667,250">
            <text:p/>
          </draw:polygon>
          <draw:path draw:style-name="gr3" draw:text-style-name="P3" draw:layer="layout" svg:width="0.129cm" svg:height="0.127cm" svg:x="13.215cm" svg:y="2.372cm" svg:viewBox="0 0 130 128" svg:d="M94 18c-5-10-13-18-26-18-33 0-68 42-68 83 0 27 15 45 38 45 5 0 20-1 36-21 3 12 12 21 26 21 10 0 17-6 21-15 5-10 9-28 9-28 0-3-3-3-4-3-3 0-3 1-4 5-4 19-10 35-21 35-8 0-9-7-9-13s1-8 4-21c3-12 3-14 6-26l10-39c2-8 2-9 2-9 0-5-3-8-8-8-7 0-11 6-12 12zM76 91c-2 6-2 6-6 11-12 16-24 20-32 20-14 0-18-15-18-27 0-13 9-49 16-61 9-17 21-28 33-28 18 0 22 24 22 25 0 2-1 3-1 5z">
            <text:p/>
          </draw:path>
          <draw:path draw:style-name="gr3" draw:text-style-name="P3" draw:layer="layout" svg:width="0.146cm" svg:height="0.179cm" svg:x="13.343cm" svg:y="2.372cm" svg:viewBox="0 0 147 180" svg:d="M22 159c-3 10-3 12-16 12-3 0-6 0-6 5 0 3 2 4 4 4 7 0 15-1 23-1 10 0 19 1 28 1 2 0 6 0 6-6 0-3-3-3-7-3-15 0-15-2-15-4 0-4 12-50 15-57 3 9 11 18 25 18 33 0 68-41 68-83 0-27-16-45-37-45-14 0-28 10-37 21-3-15-15-21-26-21-13 0-18 11-21 16-4 10-8 26-8 27 0 3 3 3 4 3 2 0 2 0 4-6 5-20 11-34 20-34 5 0 9 3 9 13 0 7-1 10-1 15zM71 37c3-8 10-16 15-20 10-9 18-11 23-11 12 0 18 10 18 27s-9 49-14 60c-10 20-23 29-34 29-18 0-22-23-22-25 0-1 0-2 1-5z">
            <text:p/>
          </draw:path>
          <draw:path draw:style-name="gr3" draw:text-style-name="P3" draw:layer="layout" svg:width="0.146cm" svg:height="0.179cm" svg:x="13.484cm" svg:y="2.372cm" svg:viewBox="0 0 147 180" svg:d="M22 159c-3 10-3 12-16 12-3 0-6 0-6 5 0 3 2 4 4 4 7 0 15-1 23-1 10 0 19 1 28 1 2 0 6 0 6-6 0-3-3-3-7-3-15 0-15-2-15-4 0-4 12-50 15-57 3 9 11 18 25 18 33 0 68-41 68-83 0-27-16-45-37-45-14 0-28 10-37 21-3-15-15-21-26-21-13 0-18 11-21 16-4 10-8 26-8 27 0 3 3 3 4 3 2 0 2 0 4-6 5-20 11-34 20-34 5 0 9 3 9 13 0 7-1 10-1 15zM71 37c3-8 10-16 15-20 10-9 18-11 23-11 12 0 18 10 18 27s-9 49-14 60c-10 20-23 29-34 29-18 0-22-23-22-25 0-1 0-2 1-5z">
            <text:p/>
          </draw:path>
          <draw:path draw:style-name="gr3" draw:text-style-name="P3" draw:layer="layout" svg:width="0.06cm" svg:height="0.199cm" svg:x="13.646cm" svg:y="2.301cm" svg:viewBox="0 0 61 200" svg:d="M61 3c0 0 0-3-3-3-8 0-28 2-36 3-2 0-5 0-5 6 0 3 3 3 7 3 14 0 14 2 14 5v5l-36 141c-1 4-2 6-2 10 0 16 13 27 26 27 9 0 16-6 21-17 6-10 9-27 9-28 0-2-2-2-3-2-3 0-3 1-4 5-6 18-11 35-23 35-8 0-8-9-8-13 0-7 0-8 2-13z">
            <text:p/>
          </draw:path>
          <draw:path draw:style-name="gr3" draw:text-style-name="P3" draw:layer="layout" svg:width="0.129cm" svg:height="0.182cm" svg:x="13.731cm" svg:y="2.372cm" svg:viewBox="0 0 130 183" svg:d="M130 18c0-4 0-5 0-8 0-4-4-7-8-7-3 0-7 2-10 6 0 1-2 10-4 15-2 8-4 15-6 23l-12 51c-1 4-13 24-32 24-15 0-17-12-17-23 0-13 5-31 14-56 4-11 6-14 6-20 0-13-10-23-23-23-28 0-38 41-38 43 0 3 3 3 3 3 3 0 3 0 5-4 7-28 19-36 29-36 1 0 6 0 6 9 0 7-2 15-5 20-11 30-16 46-16 60 0 24 18 33 35 33 11 0 21-5 29-13-4 15-8 29-19 44-7 9-18 18-31 18-4 0-17-1-22-12 5 0 8 0 12-3s6-7 6-12c0-9-7-10-10-10-7 0-16 4-16 19 0 13 12 24 30 24 29 0 58-26 66-5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7T22:06:41.331127495</meta:creation-date>
    <dc:date>2016-02-27T22:27:48.304544375</dc:date>
    <meta:editing-duration>PT21M5S</meta:editing-duration>
    <meta:editing-cycles>6</meta:editing-cycles>
    <meta:generator>LibreOffice/5.0.5.2$Linux_X86_64 LibreOffice_project/00m0$Build-2</meta:generator>
    <meta:document-statistic meta:object-count="110"/>
  </office:meta>
</office:document-meta>
</file>